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58220" draw:fill-color="#f58220" draw:textarea-horizontal-align="justify" draw:textarea-vertical-align="middle" draw:auto-grow-height="false" fo:min-height="0.75cm" fo:min-width="2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0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087cm"/>
    </style:style>
    <style:style style:name="gr5" style:family="graphic" style:parent-style-name="standard">
      <style:graphic-properties svg:stroke-color="#3465a4" draw:fill-color="#729fcf" draw:textarea-horizontal-align="justify" draw:textarea-vertical-align="middle" draw:auto-grow-height="false" fo:min-height="0.75cm" fo:min-width="1.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svg:stroke-color="#3465a4" draw:fill-color="#729fcf" draw:textarea-horizontal-align="justify" draw:textarea-vertical-align="middle" draw:auto-grow-height="false" fo:min-height="0.75cm" fo:min-width="1.5cm"/>
    </style:style>
    <style:style style:name="gr8" style:family="graphic" style:parent-style-name="standard">
      <style:graphic-properties svg:stroke-color="#3465a4" draw:fill-color="#f58220" draw:textarea-horizontal-align="justify" draw:textarea-vertical-align="middle" draw:auto-grow-height="false" fo:min-height="0.75cm" fo:min-width="1.5cm"/>
    </style:style>
    <style:style style:name="gr9" style:family="graphic" style:parent-style-name="standard">
      <style:graphic-properties svg:stroke-color="#3465a4" draw:fill-color="#f58220" draw:textarea-horizontal-align="justify" draw:textarea-vertical-align="middle" draw:auto-grow-height="false" fo:min-height="0.75cm" fo:min-width="1.5cm"/>
    </style:style>
    <style:style style:name="gr10" style:family="graphic" style:parent-style-name="objectwithoutfill">
      <style:graphic-properties svg:stroke-color="#ef413d" draw:marker-end="Arrow" draw:marker-end-width="0.3cm" draw:fill="none" draw:textarea-vertical-align="middle"/>
    </style:style>
    <style:style style:name="gr11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75cm" fo:min-width="1.475cm"/>
    </style:style>
    <style:style style:name="gr12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75cm" fo:min-width="1.5cm"/>
    </style:style>
    <style:style style:name="gr13" style:family="graphic" style:parent-style-name="standard">
      <style:graphic-properties draw:stroke="none" svg:stroke-color="#000000" draw:fill="none" draw:fill-color="#ffffff" fo:min-height="2.509cm"/>
    </style:style>
    <style:style style:name="gr14" style:family="graphic" style:parent-style-name="standard">
      <style:graphic-properties svg:stroke-color="#ed1c24" draw:fill-color="#ef413d" draw:textarea-horizontal-align="justify" draw:textarea-vertical-align="middle" draw:auto-grow-height="false" fo:min-height="0.10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58220"/>
      <style:paragraph-properties fo:text-align="center"/>
      <style:text-properties style:font-name="Liberation Sans1" fo:font-size="10pt"/>
    </style:style>
    <style:style style:name="P3" style:family="paragraph">
      <loext:graphic-properties draw:fill="none" draw:fill-color="#ffffff"/>
      <style:paragraph-properties fo:text-align="center"/>
      <style:text-properties fo:color="#ce181e" fo:font-weight="bold" style:font-weight-asian="bold" style:font-weight-complex="bold"/>
    </style:style>
    <style:style style:name="P4" style:family="paragraph">
      <loext:graphic-properties draw:fill-color="#729fcf"/>
      <style:paragraph-properties fo:margin-left="0cm" fo:margin-right="0cm" fo:text-align="center" fo:text-indent="0cm"/>
      <style:text-properties style:font-name="Liberation Sans1" fo:font-size="10pt"/>
    </style:style>
    <style:style style:name="P5" style:family="paragraph">
      <loext:graphic-properties draw:fill="none" draw:fill-color="#ffffff"/>
      <style:paragraph-properties fo:text-align="center"/>
      <style:text-properties fo:color="#ce181e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f58220"/>
      <style:paragraph-properties fo:margin-left="0cm" fo:margin-right="0cm" fo:text-align="center" fo:text-indent="0cm"/>
      <style:text-properties style:font-name="Liberation Sans1" fo:font-size="10pt"/>
    </style:style>
    <style:style style:name="P8" style:family="paragraph">
      <loext:graphic-properties draw:fill-color="#729fcf"/>
      <style:paragraph-properties fo:margin-left="0cm" fo:margin-right="0cm" fo:text-align="center" fo:text-indent="0cm"/>
      <style:text-properties fo:color="#f58220" style:font-name="Liberation Sans1" fo:font-size="10pt"/>
    </style:style>
    <style:style style:name="P9" style:family="paragraph">
      <loext:graphic-properties draw:fill-color="#729fcf"/>
      <style:paragraph-properties fo:margin-left="0cm" fo:margin-right="0cm" fo:text-align="center" fo:text-indent="0cm"/>
      <style:text-properties style:text-line-through-style="solid" style:text-line-through-type="single" style:font-name="Liberation Sans1" fo:font-size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color="#ce181e"/>
    </style:style>
    <style:style style:name="P12" style:family="paragraph">
      <loext:graphic-properties draw:fill-color="#729fcf"/>
      <style:paragraph-properties fo:margin-left="0cm" fo:margin-right="0cm" fo:text-align="center" fo:text-indent="0cm"/>
      <style:text-properties style:font-name="Liberation Sans1" fo:font-size="10pt" style:letter-kerning="true" style:font-name-asian="AR PL SungtiL GB" style:font-size-asian="18pt" style:font-name-complex="Lohit Devanagari" style:font-size-complex="18pt"/>
    </style:style>
    <style:style style:name="P13" style:family="paragraph">
      <loext:graphic-properties draw:fill="none" draw:fill-color="#ffffff"/>
      <style:paragraph-properties fo:text-align="center"/>
      <style:text-properties fo:color="#f58220" fo:font-weight="bold" style:font-weight-asian="bold" style:font-weight-complex="bold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color="#f58220" fo:font-weight="bold" style:font-weight-asian="bold" style:font-weight-complex="bold"/>
    </style:style>
    <style:style style:name="P16" style:family="paragraph">
      <loext:graphic-properties draw:fill-color="#ef413d"/>
      <style:paragraph-properties fo:text-align="center"/>
    </style:style>
    <style:style style:name="T1" style:family="text">
      <style:text-properties style:font-name="Liberation Sans1" fo:font-size="18pt" style:font-size-asian="40pt" style:font-size-complex="40pt"/>
    </style:style>
    <style:style style:name="T2" style:family="text">
      <style:text-properties fo:color="#ce181e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ce181e" fo:font-size="15pt" style:font-size-asian="15pt" style:font-size-complex="15pt"/>
    </style:style>
    <style:style style:name="T4" style:family="text">
      <style:text-properties style:font-name="Liberation Sans1" fo:font-size="10pt" style:letter-kerning="true" style:font-name-asian="AR PL SungtiL GB" style:font-size-asian="18pt" style:font-name-complex="Lohit Devanagari" style:font-size-complex="18pt"/>
    </style:style>
    <style:style style:name="T5" style:family="text">
      <style:text-properties style:font-name="Liberation Sans1" fo:font-size="10pt"/>
    </style:style>
    <style:style style:name="T6" style:family="text">
      <style:text-properties fo:color="#ce181e" fo:font-size="16pt" style:font-size-asian="16pt" style:font-size-complex="16pt"/>
    </style:style>
    <style:style style:name="T7" style:family="text">
      <style:text-properties style:text-line-through-style="solid" style:text-line-through-type="single" style:font-name="Liberation Sans1" fo:font-size="10pt"/>
    </style:style>
    <style:style style:name="T8" style:family="text">
      <style:text-properties style:text-line-through-style="none" style:text-line-through-type="none" style:font-name="Liberation Sans1" fo:font-size="10pt"/>
    </style:style>
    <style:style style:name="T9" style:family="text">
      <style:text-properties style:text-line-through-style="solid" style:text-line-through-type="single" style:font-name="Liberation Sans1" fo:font-size="10pt" style:letter-kerning="true" style:font-name-asian="AR PL SungtiL GB" style:font-size-asian="18pt" style:font-name-complex="Lohit Devanagari" style:font-size-complex="18pt"/>
    </style:style>
    <style:style style:name="T10" style:family="text">
      <style:text-properties fo:color="#ce181e" fo:font-size="14pt" style:font-size-asian="14pt" style:font-size-complex="14pt"/>
    </style:style>
    <style:style style:name="T11" style:family="text">
      <style:text-properties fo:color="#ce181e"/>
    </style:style>
    <style:style style:name="T1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3cm" svg:height="1cm" svg:x="23cm" svg:y="7.5cm">
          <text:p text:style-name="P1"><text:span text:style-name="T1">pipe_buf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cm" svg:height="1.039cm" svg:x="20.7cm" svg:y="7.5cm">
          <draw:text-box>
            <text:p text:style-name="P1"><text:span text:style-name="T2">Espacio</text:span></text:p>
            <text:p text:style-name="P1"><text:span text:style-name="T2">del kernel</text:span></text:p>
          </draw:text-box>
        </draw:frame>
        <draw:frame draw:style-name="gr3" draw:text-style-name="P3" draw:layer="layout" svg:width="4.405cm" svg:height="1.039cm" svg:x="19.695cm" svg:y="6cm">
          <draw:text-box>
            <text:p text:style-name="P1"><text:span text:style-name="T2">Espacio de direcciones</text:span></text:p>
            <text:p text:style-name="P1"><text:span text:style-name="T2">del proceso productor</text:span></text:p>
          </draw:text-box>
        </draw:frame>
        <draw:frame draw:style-name="gr4" draw:text-style-name="P3" draw:layer="layout" svg:width="4.587cm" svg:height="1.039cm" svg:x="20cm" svg:y="11cm">
          <draw:text-box>
            <text:p text:style-name="P1"><text:span text:style-name="T2">Espacio de direcciones</text:span></text:p>
            <text:p text:style-name="P1"><text:span text:style-name="T2">del proceso consumidor</text:span></text:p>
          </draw:text-box>
        </draw:frame>
        <draw:custom-shape draw:style-name="gr5" draw:text-style-name="P4" draw:layer="layout" svg:width="2cm" svg:height="1cm" svg:x="4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cm" svg:height="1cm" svg:x="2.3cm" svg:y="7cm">
          <draw:text-box>
            <text:p text:style-name="P1"><text:span text:style-name="T3">fd 0</text:span></text:p>
          </draw:text-box>
        </draw:frame>
        <draw:frame draw:style-name="gr6" draw:text-style-name="P5" draw:layer="layout" svg:width="2cm" svg:height="1cm" svg:x="4cm" svg:y="6cm">
          <draw:text-box>
            <text:p text:style-name="P1"><text:span text:style-name="T3">flags</text:span></text:p>
          </draw:text-box>
        </draw:frame>
        <draw:custom-shape draw:style-name="gr7" draw:text-style-name="P4" draw:layer="layout" svg:width="2cm" svg:height="1cm" svg:x="6cm" svg:y="7cm">
          <text:p text:style-name="P6"><text:span text:style-name="T4">conso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cm" svg:height="1cm" svg:x="6cm" svg:y="6cm">
          <draw:text-box>
            <text:p text:style-name="P1"><text:span text:style-name="T3">file ptr</text:span></text:p>
          </draw:text-box>
        </draw:frame>
        <draw:custom-shape draw:style-name="gr8" draw:text-style-name="P7" draw:layer="layout" svg:width="2cm" svg:height="1cm" svg:x="4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2cm" svg:height="1cm" svg:x="6cm" svg:y="8cm">
          <text:p text:style-name="P6"><text:span text:style-name="T5">conso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cm" svg:height="1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cm" svg:height="1cm" svg:x="6cm" svg:y="9cm">
          <text:p text:style-name="P6"><text:span text:style-name="T5">conso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cm" svg:height="1cm" svg:x="2.3cm" svg:y="8cm">
          <draw:text-box>
            <text:p text:style-name="P1"><text:span text:style-name="T3">fd 1</text:span></text:p>
          </draw:text-box>
        </draw:frame>
        <draw:frame draw:style-name="gr6" draw:text-style-name="P5" draw:layer="layout" svg:width="2cm" svg:height="1cm" svg:x="2.3cm" svg:y="9cm">
          <draw:text-box>
            <text:p text:style-name="P1"><text:span text:style-name="T3">fd 2</text:span></text:p>
          </draw:text-box>
        </draw:frame>
        <draw:custom-shape draw:style-name="gr5" draw:text-style-name="P4" draw:layer="layout" svg:width="2cm" svg:height="1cm" svg:x="4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2cm" svg:height="1cm" svg:x="6cm" svg:y="10cm">
          <text:p text:style-name="P6"><text:span text:style-name="T5">pipe 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cm" svg:height="1cm" svg:x="4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cm" svg:height="1cm" svg:x="6cm" svg:y="8cm">
          <text:p text:style-name="P6"><text:span text:style-name="T4">conso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cm" svg:height="1cm" svg:x="2.3cm" svg:y="10cm">
          <draw:text-box>
            <text:p text:style-name="P1"><text:span text:style-name="T3">fd 3</text:span></text:p>
          </draw:text-box>
        </draw:frame>
        <draw:custom-shape draw:style-name="gr7" draw:text-style-name="P4" draw:layer="layout" svg:width="2cm" svg:height="1cm" svg:x="5.999cm" svg:y="10.999cm">
          <text:p text:style-name="P6"><text:span text:style-name="T5">pipe 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cm" svg:height="1cm" svg:x="3.999cm" svg:y="10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cm" svg:height="1cm" svg:x="2.299cm" svg:y="10.999cm">
          <draw:text-box>
            <text:p text:style-name="P1"><text:span text:style-name="T3">fd 4</text:span></text:p>
          </draw:text-box>
        </draw:frame>
        <draw:frame draw:style-name="gr6" draw:text-style-name="P5" draw:layer="layout" svg:width="8cm" svg:height="1cm" svg:x="2cm" svg:y="12cm">
          <draw:text-box>
            <text:p text:style-name="P1"><text:span text:style-name="T6">Tabla descriptores Padre</text:span></text:p>
          </draw:text-box>
        </draw:frame>
        <draw:custom-shape draw:style-name="gr5" draw:text-style-name="P4" draw:layer="layout" svg:width="2cm" svg:height="1cm" svg:x="1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cm" svg:height="1cm" svg:x="13.3cm" svg:y="4cm">
          <draw:text-box>
            <text:p text:style-name="P1"><text:span text:style-name="T3">fd 0</text:span></text:p>
          </draw:text-box>
        </draw:frame>
        <draw:frame draw:style-name="gr6" draw:text-style-name="P5" draw:layer="layout" svg:width="2cm" svg:height="1cm" svg:x="15cm" svg:y="3cm">
          <draw:text-box>
            <text:p text:style-name="P1"><text:span text:style-name="T3">flags</text:span></text:p>
          </draw:text-box>
        </draw:frame>
        <draw:custom-shape draw:style-name="gr7" draw:text-style-name="P4" draw:layer="layout" svg:width="2cm" svg:height="1cm" svg:x="17cm" svg:y="4cm">
          <text:p text:style-name="P6"><text:span text:style-name="T4">conso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cm" svg:height="1cm" svg:x="17cm" svg:y="3cm">
          <draw:text-box>
            <text:p text:style-name="P1"><text:span text:style-name="T3">file ptr</text:span></text:p>
          </draw:text-box>
        </draw:frame>
        <draw:custom-shape draw:style-name="gr8" draw:text-style-name="P7" draw:layer="layout" svg:width="2cm" svg:height="1cm" svg:x="1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2cm" svg:height="1cm" svg:x="17cm" svg:y="5cm">
          <text:p text:style-name="P6"><text:span text:style-name="T5">conso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cm" svg:height="1cm" svg:x="1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cm" svg:height="1cm" svg:x="17cm" svg:y="6cm">
          <text:p text:style-name="P6"><text:span text:style-name="T5">conso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cm" svg:height="1cm" svg:x="13.3cm" svg:y="5cm">
          <draw:text-box>
            <text:p text:style-name="P1"><text:span text:style-name="T3">fd 1</text:span></text:p>
          </draw:text-box>
        </draw:frame>
        <draw:frame draw:style-name="gr6" draw:text-style-name="P5" draw:layer="layout" svg:width="2cm" svg:height="1cm" svg:x="13.3cm" svg:y="6cm">
          <draw:text-box>
            <text:p text:style-name="P1"><text:span text:style-name="T3">fd 2</text:span></text:p>
          </draw:text-box>
        </draw:frame>
        <draw:custom-shape draw:style-name="gr5" draw:text-style-name="P4" draw:layer="layout" svg:width="2cm" svg:height="1cm" svg:x="15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2cm" svg:height="1cm" svg:x="17cm" svg:y="7cm">
          <text:p text:style-name="P6"><text:span text:style-name="T7">pipe READ</text:span></text:p>
          <text:p text:style-name="P6"><text:span text:style-name="T8">LIB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cm" svg:height="1cm" svg:x="1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1" draw:id="id1" draw:layer="layout" svg:width="2cm" svg:height="1cm" svg:x="17cm" svg:y="5cm">
          <text:p text:style-name="P6"><text:span text:style-name="T9">consola</text:span></text:p>
          <text:p text:style-name="P6"><text:span text:style-name="T4">pipe 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cm" svg:height="1cm" svg:x="13.3cm" svg:y="7cm">
          <draw:text-box>
            <text:p text:style-name="P1"><text:span text:style-name="T3">fd 3</text:span></text:p>
          </draw:text-box>
        </draw:frame>
        <draw:custom-shape draw:style-name="gr7" draw:text-style-name="P9" draw:layer="layout" svg:width="2cm" svg:height="1cm" svg:x="16.999cm" svg:y="7.999cm">
          <text:p text:style-name="P6"><text:span text:style-name="T7">pipe WRITE</text:span></text:p>
          <text:p text:style-name="P6"><text:span text:style-name="T8">LIB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cm" svg:height="1cm" svg:x="14.999cm" svg:y="7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cm" svg:height="1cm" svg:x="13.299cm" svg:y="7.999cm">
          <draw:text-box>
            <text:p text:style-name="P1"><text:span text:style-name="T3">fd 4</text:span></text:p>
          </draw:text-box>
        </draw:frame>
        <draw:frame draw:style-name="gr6" draw:text-style-name="P5" draw:layer="layout" svg:width="9cm" svg:height="1cm" svg:x="13cm" svg:y="2cm">
          <draw:text-box>
            <text:p text:style-name="P1"><text:span text:style-name="T6">Tabla descriptores Productor</text:span></text:p>
          </draw:text-box>
        </draw:frame>
        <draw:custom-shape draw:style-name="gr5" draw:text-style-name="P4" draw:layer="layout" svg:width="2cm" svg:height="1cm" svg:x="15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cm" svg:height="1cm" svg:x="13.3cm" svg:y="10cm">
          <draw:text-box>
            <text:p text:style-name="P1"><text:span text:style-name="T3">fd 0</text:span></text:p>
          </draw:text-box>
        </draw:frame>
        <draw:frame draw:style-name="gr6" draw:text-style-name="P5" draw:layer="layout" svg:width="2cm" svg:height="1cm" svg:x="15cm" svg:y="9cm">
          <draw:text-box>
            <text:p text:style-name="P1"><text:span text:style-name="T3">flags</text:span></text:p>
          </draw:text-box>
        </draw:frame>
        <draw:custom-shape draw:style-name="gr7" draw:text-style-name="P4" xml:id="id3" draw:id="id3" draw:layer="layout" svg:width="2cm" svg:height="1cm" svg:x="17cm" svg:y="10cm">
          <text:p text:style-name="P6"><text:span text:style-name="T9">consola</text:span></text:p>
          <text:p text:style-name="P6"><text:span text:style-name="T4">pipe 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cm" svg:height="1cm" svg:x="17cm" svg:y="9cm">
          <draw:text-box>
            <text:p text:style-name="P1"><text:span text:style-name="T3">file ptr</text:span></text:p>
          </draw:text-box>
        </draw:frame>
        <draw:custom-shape draw:style-name="gr8" draw:text-style-name="P7" draw:layer="layout" svg:width="2cm" svg:height="1cm" svg:x="1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2cm" svg:height="1cm" svg:x="17cm" svg:y="11cm">
          <text:p text:style-name="P6"><text:span text:style-name="T5">conso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cm" svg:height="1cm" svg:x="15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cm" svg:height="1cm" svg:x="17cm" svg:y="12cm">
          <text:p text:style-name="P6"><text:span text:style-name="T5">conso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cm" svg:height="1cm" svg:x="13.3cm" svg:y="11cm">
          <draw:text-box>
            <text:p text:style-name="P1"><text:span text:style-name="T3">fd 1</text:span></text:p>
          </draw:text-box>
        </draw:frame>
        <draw:frame draw:style-name="gr6" draw:text-style-name="P5" draw:layer="layout" svg:width="2cm" svg:height="1cm" svg:x="13.3cm" svg:y="12cm">
          <draw:text-box>
            <text:p text:style-name="P1"><text:span text:style-name="T3">fd 2</text:span></text:p>
          </draw:text-box>
        </draw:frame>
        <draw:custom-shape draw:style-name="gr5" draw:text-style-name="P4" draw:layer="layout" svg:width="2cm" svg:height="1cm" svg:x="15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2cm" svg:height="1cm" svg:x="17cm" svg:y="13cm">
          <text:p text:style-name="P6"><text:span text:style-name="T7">pipe READ</text:span></text:p>
          <text:p text:style-name="P6"><text:span text:style-name="T8">LIB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cm" svg:height="1cm" svg:x="1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cm" svg:height="1cm" svg:x="17cm" svg:y="11cm">
          <text:p text:style-name="P6"><text:span text:style-name="T4">conso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cm" svg:height="1cm" svg:x="13.3cm" svg:y="13cm">
          <draw:text-box>
            <text:p text:style-name="P1"><text:span text:style-name="T3">fd 3</text:span></text:p>
          </draw:text-box>
        </draw:frame>
        <draw:custom-shape draw:style-name="gr7" draw:text-style-name="P9" draw:layer="layout" svg:width="2cm" svg:height="1cm" svg:x="16.999cm" svg:y="13.999cm">
          <text:p text:style-name="P6"><text:span text:style-name="T7">pipe WRITE</text:span></text:p>
          <text:p text:style-name="P6"><text:span text:style-name="T8">LIB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cm" svg:height="1cm" svg:x="14.999cm" svg:y="13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cm" svg:height="1cm" svg:x="13.299cm" svg:y="13.999cm">
          <draw:text-box>
            <text:p text:style-name="P1"><text:span text:style-name="T3">fd 4</text:span></text:p>
          </draw:text-box>
        </draw:frame>
        <draw:frame draw:style-name="gr6" draw:text-style-name="P5" draw:layer="layout" svg:width="9cm" svg:height="1cm" svg:x="12.505cm" svg:y="15cm">
          <draw:text-box>
            <text:p text:style-name="P1"><text:span text:style-name="T6">Tabla descriptores Consumidor</text:span></text:p>
          </draw:text-box>
        </draw:frame>
        <draw:connector draw:style-name="gr10" draw:text-style-name="P10" draw:layer="layout" draw:type="lines" draw:line-skew="0cm -1.499cm" svg:x1="19cm" svg:y1="5.5cm" svg:x2="24.5cm" svg:y2="7.5cm" draw:start-shape="id1" draw:end-shape="id2" draw:end-glue-point="0" svg:d="M19000 5500h501 4999v2000" svg:viewBox="0 0 5501 2001">
          <text:p text:style-name="P1"><text:span text:style-name="T10"/></text:p>
          <text:p text:style-name="P1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write(1)</text:span></text:p>
          <text:p text:style-name="P1"/>
        </draw:connector>
        <draw:connector draw:style-name="gr10" draw:text-style-name="P11" draw:layer="layout" draw:type="lines" draw:line-skew="1.499cm" svg:x1="24.5cm" svg:y1="8.5cm" svg:x2="19cm" svg:y2="10.5cm" draw:start-shape="id2" draw:start-glue-point="2" draw:end-shape="id3" svg:d="M24500 8500v2000h-4999-501" svg:viewBox="0 0 5501 2001">
          <text:p text:style-name="P1"><text:span text:style-name="T11"/></text:p>
          <text:p text:style-name="P1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read(0)</text:span></text:p>
          <text:p text:style-name="P1"><text:span text:style-name="T10"/></text:p>
          <text:p text:style-name="P1"><text:span text:style-name="T10"/></text:p>
        </draw:connector>
        <draw:custom-shape draw:style-name="gr11" draw:text-style-name="P12" draw:layer="layout" svg:width="1.975cm" svg:height="1cm" svg:x="23.525cm" svg:y="5cm">
          <text:p text:style-name="P6"><text:span text:style-name="T4">src_bu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2cm" svg:height="1cm" svg:x="23.5cm" svg:y="10cm">
          <text:p text:style-name="P6"><text:span text:style-name="T4">dst_bu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0" draw:layer="layout" draw:type="line" svg:x1="9.041cm" svg:y1="9.007cm" svg:x2="13.019cm" svg:y2="6.496cm" svg:d="M9041 9007l3978-2511" svg:viewBox="0 0 3979 2512">
          <text:p text:style-name="P1"><text:span text:style-name="T6">fork()</text:span></text:p>
          <text:p text:style-name="P1"/>
          <text:p text:style-name="P1"/>
          <text:p text:style-name="P1"/>
        </draw:connector>
        <draw:connector draw:style-name="gr10" draw:text-style-name="P10" draw:layer="layout" draw:type="line" svg:x1="9.041cm" svg:y1="9.988cm" svg:x2="13.001cm" svg:y2="12.489cm" svg:d="M9041 9988l3960 2501" svg:viewBox="0 0 3961 2502">
          <text:p text:style-name="P1"><text:span text:style-name="T6">fork()</text:span></text:p>
          <text:p text:style-name="P1"/>
          <text:p text:style-name="P1"/>
          <text:p text:style-name="P1"/>
        </draw:connector>
        <draw:frame draw:style-name="gr6" draw:text-style-name="P5" draw:layer="layout" svg:width="9cm" svg:height="1cm" svg:x="13cm" svg:y="2cm">
          <draw:text-box>
            <text:p text:style-name="P1"><text:span text:style-name="T6">Tabla descriptores Productor</text:span></text:p>
          </draw:text-box>
        </draw:frame>
        <draw:frame draw:style-name="gr6" draw:text-style-name="P13" draw:layer="layout" svg:width="4cm" svg:height="1cm" svg:x="4cm" svg:y="5cm">
          <draw:text-box>
            <text:p text:style-name="P1"><text:span text:style-name="T6">pipe()</text:span></text:p>
          </draw:text-box>
        </draw:frame>
        <draw:frame draw:style-name="gr13" draw:text-style-name="P15" draw:layer="layout" svg:width="4cm" svg:height="2.759cm" svg:x="22.5cm" svg:y="2cm">
          <draw:text-box>
            <text:p text:style-name="P14"><text:span text:style-name="T6">close(3)</text:span></text:p>
            <text:p text:style-name="P14"><text:span text:style-name="T6">dup2(4,1)</text:span></text:p>
            <text:p text:style-name="P14"><text:span text:style-name="T6">close(4)</text:span></text:p>
            <text:p text:style-name="P14"><text:span text:style-name="T6">exec(X)</text:span></text:p>
          </draw:text-box>
        </draw:frame>
        <draw:frame draw:style-name="gr13" draw:text-style-name="P15" draw:layer="layout" svg:width="4cm" svg:height="2.759cm" svg:x="22.5cm" svg:y="12.041cm">
          <draw:text-box>
            <text:p text:style-name="P14"><text:span text:style-name="T6">close(4)</text:span></text:p>
            <text:p text:style-name="P14"><text:span text:style-name="T6">dup2(3,0)</text:span></text:p>
            <text:p text:style-name="P14"><text:span text:style-name="T6">close(3)</text:span></text:p>
            <text:p text:style-name="P14"><text:span text:style-name="T6">exec(Y)</text:span></text:p>
          </draw:text-box>
        </draw:frame>
        <draw:custom-shape draw:style-name="gr14" draw:text-style-name="P16" draw:layer="layout" svg:width="0.5cm" svg:height="0.5cm" svg:x="16.7cm" svg:y="7.2cm">
          <text:p text:style-name="P1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cm" svg:height="0.5cm" svg:x="16.7cm" svg:y="5.2cm">
          <text:p text:style-name="P1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cm" svg:height="0.5cm" svg:x="16.7cm" svg:y="8.2cm">
          <text:p text:style-name="P1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cm" svg:height="0.5cm" svg:x="16.7cm" svg:y="14.2cm">
          <text:p text:style-name="P1"><text:span text:style-name="T1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cm" svg:height="0.5cm" svg:x="16.7cm" svg:y="10.2cm">
          <text:p text:style-name="P1"><text:span text:style-name="T1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cm" svg:height="0.5cm" svg:x="16.7cm" svg:y="13.3cm">
          <text:p text:style-name="P1"><text:span text:style-name="T1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cm" svg:height="0.5cm" svg:x="22.1cm" svg:y="2.8cm">
          <text:p text:style-name="P1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cm" svg:height="0.5cm" svg:x="22.1cm" svg:y="2.2cm">
          <text:p text:style-name="P1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cm" svg:height="0.5cm" svg:x="22.1cm" svg:y="3.4cm">
          <text:p text:style-name="P1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cm" svg:height="0.5cm" svg:x="22.1cm" svg:y="12.3cm">
          <text:p text:style-name="P1"><text:span text:style-name="T1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cm" svg:height="0.5cm" svg:x="22.1cm" svg:y="12.9cm">
          <text:p text:style-name="P1"><text:span text:style-name="T1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cm" svg:height="0.5cm" svg:x="22.1cm" svg:y="13.5cm">
          <text:p text:style-name="P1"><text:span text:style-name="T1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cm" svg:height="0.5cm" svg:x="16.701cm" svg:y="5.201cm">
          <text:p text:style-name="P1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cm" svg:height="0.5cm" svg:x="16.701cm" svg:y="5.201cm">
          <text:p text:style-name="P1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cm" svg:height="0.5cm" svg:x="10.7cm" svg:y="5.8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cm" svg:height="0.5cm" svg:x="10.7cm" svg:y="9.3cm">
          <text:p text:style-name="P1"><text:span text:style-name="T1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cm" svg:height="0.5cm" svg:x="5.6cm" svg:y="4.6cm">
          <text:p text:style-name="P1"><text:span text:style-name="T1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cm" svg:height="0.5cm" svg:x="22.1cm" svg:y="4.1cm">
          <text:p text:style-name="P1"><text:span text:style-name="T1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cm" svg:height="0.5cm" svg:x="22.1cm" svg:y="14.1cm">
          <text:p text:style-name="P1"><text:span text:style-name="T1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1T13:39:38.746919334</meta:creation-date>
    <meta:editing-duration>PT3H30M29S</meta:editing-duration>
    <meta:editing-cycles>59</meta:editing-cycles>
    <meta:generator>LibreOffice/6.0.7.3$Linux_X86_64 LibreOffice_project/00m0$Build-3</meta:generator>
    <dc:title>depurame</dc:title>
    <dc:date>2021-09-24T13:02:58.604275977</dc:date>
    <meta:document-statistic meta:object-count="93"/>
  </office:meta>
</office:document-meta>
</file>